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6">
      <style:text-properties officeooo:paragraph-rsid="001aa70e"/>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3"/>
    <style:style style:name="P56" style:family="paragraph" style:parent-style-name="Text_20_body" style:list-style-name="L13">
      <style:text-properties officeooo:rsid="0026b616" officeooo:paragraph-rsid="0026b616"/>
    </style:style>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Heading_20_2">
      <style:text-properties officeooo:rsid="002e5590" officeooo:paragraph-rsid="002e5590"/>
    </style:style>
    <style:style style:name="P61" style:family="paragraph" style:parent-style-name="Heading_20_2">
      <style:text-properties officeooo:paragraph-rsid="002fab3d"/>
    </style:style>
    <style:style style:name="P62" style:family="paragraph" style:parent-style-name="Heading_20_3">
      <style:text-properties officeooo:paragraph-rsid="0035eba3"/>
    </style:style>
    <style:style style:name="P63" style:family="paragraph" style:parent-style-name="Table_20_Contents" style:list-style-name="L12"/>
    <style:style style:name="P64"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40">9.1 alpha</text:span> test release</text:p>
      <text:p text:style-name="P16">©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0">1 <text:a xlink:type="simple" xlink:href="#__RefHeading__4539_1948605489" text:style-name="Internet_20_link" text:visited-style-name="Internet_20_link">Introduction</text:a><text:tab/>3</text:p>
          <text:p text:style-name="P41">1.1 <text:a xlink:type="simple" xlink:href="#__RefHeading__4541_1948605489" text:style-name="Internet_20_link" text:visited-style-name="Internet_20_link">What is Writer2LaTeX?</text:a><text:tab/>3</text:p>
          <text:p text:style-name="P41">1.2 <text:a xlink:type="simple" xlink:href="#__RefHeading__4543_1948605489" text:style-name="Internet_20_link" text:visited-style-name="Internet_20_link">More about Writer2LaTeX and Writer2BibTeX</text:a><text:tab/>3</text:p>
          <text:p text:style-name="P41">1.3 <text:a xlink:type="simple" xlink:href="#__RefHeading__4545_1948605489" text:style-name="Internet_20_link" text:visited-style-name="Internet_20_link">More about Writer2xhtml and Calc2xhtml</text:a><text:tab/>4</text:p>
          <text:p text:style-name="P40">2 <text:a xlink:type="simple" xlink:href="#__RefHeading__4547_1948605489" text:style-name="Internet_20_link" text:visited-style-name="Internet_20_link">Using the extensions</text:a><text:tab/>5</text:p>
          <text:p text:style-name="P41">2.1 <text:a xlink:type="simple" xlink:href="#__RefHeading__4549_1948605489" text:style-name="Internet_20_link" text:visited-style-name="Internet_20_link">Installing of the extension</text:a><text:tab/>5</text:p>
          <text:p text:style-name="P41">2.2 <text:a xlink:type="simple" xlink:href="#__RefHeading__4551_1948605489" text:style-name="Internet_20_link" text:visited-style-name="Internet_20_link">Using the extensions</text:a><text:tab/>5</text:p>
          <text:p text:style-name="P41">2.3 <text:a xlink:type="simple" xlink:href="#__RefHeading__4787_2050738568" text:style-name="Internet_20_link" text:visited-style-name="Internet_20_link">Exporting from the command line</text:a><text:tab/>5</text:p>
          <text:p text:style-name="P41">2.4 <text:a xlink:type="simple" xlink:href="#__RefHeading__4559_1948605489" text:style-name="Internet_20_link" text:visited-style-name="Internet_20_link">Custom configuration</text:a><text:tab/>6</text:p>
          <text:p text:style-name="P41">2.5 <text:a xlink:type="simple" xlink:href="#__RefHeading__4561_1948605489" text:style-name="Internet_20_link" text:visited-style-name="Internet_20_link">Configuration packages</text:a><text:tab/>6</text:p>
          <text:p text:style-name="P40">3 <text:a xlink:type="simple" xlink:href="#__RefHeading__4563_1948605489" text:style-name="Internet_20_link" text:visited-style-name="Internet_20_link">Using the command line utility</text:a><text:tab/>10</text:p>
          <text:p text:style-name="P41">3.1 <text:a xlink:type="simple" xlink:href="#__RefHeading__4565_1948605489" text:style-name="Internet_20_link" text:visited-style-name="Internet_20_link">How to install Writer2LaTeX for command line usage</text:a><text:tab/>10</text:p>
          <text:p text:style-name="P41">3.2 <text:a xlink:type="simple" xlink:href="#__RefHeading__4567_1948605489" text:style-name="Internet_20_link" text:visited-style-name="Internet_20_link">Using the command line utility</text:a><text:tab/>11</text:p>
          <text:p text:style-name="P40">4 <text:a xlink:type="simple" xlink:href="#__RefHeading__4569_1948605489" text:style-name="Internet_20_link" text:visited-style-name="Internet_20_link">Configuration</text:a><text:tab/>13</text:p>
          <text:p text:style-name="P41">4.1 <text:a xlink:type="simple" xlink:href="#__RefHeading__4571_1948605489" text:style-name="Internet_20_link" text:visited-style-name="Internet_20_link">Writer2LaTeX configuration</text:a><text:tab/>13</text:p>
          <text:p text:style-name="P41">4.2 <text:a xlink:type="simple" xlink:href="#__RefHeading__4573_1948605489" text:style-name="Internet_20_link" text:visited-style-name="Internet_20_link">Writer2xhtml and Calc2xhtml configuration</text:a><text:tab/>24</text:p>
          <text:p text:style-name="P41">4.3 <text:a xlink:type="simple" xlink:href="#__RefHeading__4575_1948605489" text:style-name="Internet_20_link" text:visited-style-name="Internet_20_link">Using LibreOffice to create XHTML documents</text:a><text:tab/>35</text:p>
          <text:p text:style-name="P40">5 <text:a xlink:type="simple" xlink:href="#__RefHeading__4577_1948605489" text:style-name="Internet_20_link" text:visited-style-name="Internet_20_link">Special features for the EPUB export</text:a><text:tab/>38</text:p>
          <text:p text:style-name="P41">5.1 <text:a xlink:type="simple" xlink:href="#__RefHeading__4579_1948605489" text:style-name="Internet_20_link" text:visited-style-name="Internet_20_link">Meta data</text:a><text:tab/>38</text:p>
          <text:p text:style-name="P41">5.2 <text:a xlink:type="simple" xlink:href="#__RefHeading__4581_1948605489" text:style-name="Internet_20_link" text:visited-style-name="Internet_20_link">Hidden hedings</text:a><text:tab/>39</text:p>
          <text:p text:style-name="P40">6 <text:a xlink:type="simple" xlink:href="#__RefHeading__4583_1948605489" text:style-name="Internet_20_link" text:visited-style-name="Internet_20_link">The LaTeX package ooomath.sty</text:a><text:tab/>40</text:p>
          <text:p text:style-name="P40">7 <text:a xlink:type="simple" xlink:href="#__RefHeading__4585_1948605489" text:style-name="Internet_20_link" text:visited-style-name="Internet_20_link">Using Writer2LaTeX from another application</text:a><text:tab/>41</text:p>
          <text:p text:style-name="P41">7.1 <text:a xlink:type="simple" xlink:href="#__RefHeading__4587_1948605489" text:style-name="Internet_20_link" text:visited-style-name="Internet_20_link">Using Writer2LaTeX from a Java application</text:a><text:tab/>41</text:p>
          <text:p text:style-name="P41">7.2 <text:a xlink:type="simple" xlink:href="#__RefHeading__4589_1948605489" text:style-name="Internet_20_link" text:visited-style-name="Internet_20_link">Using Writer2LaTeX from a Basic macro</text:a><text:tab/>42</text:p>
          <text:p text:style-name="P41">7.3 <text:a xlink:type="simple" xlink:href="#__RefHeading__4593_1948605489" text:style-name="Internet_20_link" text:visited-style-name="Internet_20_link">Converting from StarMath with a Basic macro</text:a><text:tab/>44</text:p>
          <text:p text:style-name="P40">8 <text:a xlink:type="simple" xlink:href="#__RefHeading__4595_1948605489" text:style-name="Internet_20_link" text:visited-style-name="Internet_20_link">Troubleshooting</text:a><text:tab/>45</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6130542320712703880" text:style-name="L1">
        <text:list-item>
          <text:p text:style-name="P43"><text:span text:style-name="T4">Writer2LaTeX</text:span> converts OpenDocument text documents to LaTeX 2e, and works together with...</text:p>
        </text:list-item>
        <text:list-item>
          <text:p text:style-name="P43"><text:span text:style-name="T4">Writer2BibTeX</text:span> which extracts bibliographic data from an OpenDocument text document and converts it to BibTeX format.</text:p>
        </text:list-item>
        <text:list-item>
          <text:p text:style-name="P43"><text:span text:style-name="T4">Writer2xhtml</text:span> converts OpenDocument text documents to XHTML 1.0 strict, XHTML 1.1, XHTML 1.1 + MathML 2.0, HTML5, EPUB <text:span text:style-name="T31">2or EPUB 3</text:span> using CSS2 to convert style information.</text:p>
        </text:list-item>
        <text:list-item>
          <text:p text:style-name="P43"><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7190835149089864971" text:style-name="L2">
        <text:list-item>
          <text:p text:style-name="P44">...as an <text:span text:style-name="T2">ex</text:span><text:span text:style-name="T3">tension</text:span> for <text:span text:style-name="T14">LibreOffice.</text:span></text:p>
        </text:list-item>
        <text:list-item>
          <text:p text:style-name="P44">...as a <text:span text:style-name="T2">command line utility</text:span>, independent of <text:span text:style-name="T14">LibreOffice</text:span>.</text:p>
        </text:list-item>
        <text:list-item>
          <text:p text:style-name="P44">...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945365473572523724" text:style-name="L3">
        <text:list-item>
          <text:p text:style-name="P45">You can use LaTeX as a typesetting engine for your LO documents: Writer2LaTeX can be configured to create a LaTeX document with as much formatting as possible preserved. Note that the resulting LaTeX source will be readable, but not very clean.</text:p>
          <text:p text:style-name="P45">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5">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5">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2499963407536867169" text:style-name="L4">
        <text:list-item>
          <text:p text:style-name="P46">Standards compliance is necessary to ensure consistent results when the document is viewed in different browsers. It is also vital to ensure that the created document can be processed further by other tools.</text:p>
        </text:list-item>
        <text:list-item>
          <text:p text:style-name="P46">Customization means that you can control important aspects about the conversion. In particular you can control the style of the document:</text:p>
          <text:list>
            <text:list-item>
              <text:p text:style-name="P46">You can let Writer2xhtml convert the style information in the source document and thus get an XHTML document that has the same general appearance as the original, but is adapted to an online environment.</text:p>
            </text:list-item>
            <text:list-item>
              <text:p text:style-name="P46">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4268089494949818645" text:style-name="L5">
        <text:list-item>
          <text:p text:style-name="P47"><text:span text:style-name="T5">writer2latex.oxt</text:span> installs <text:span text:style-name="T27">support for</text:span> LaTeX and BibTeX export in Writer</text:p>
        </text:list-item>
        <text:list-item>
          <text:p text:style-name="P47"><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60" text:outline-level="2"><text:bookmark-start text:name="__RefHeading__4787_2050738568"/>Exporting from the command line<text:bookmark-end text:name="__RefHeading__4787_2050738568"/></text:h>
      <text:p text:style-name="P9">You can also use the extensions to export to <text:span text:style-name="T32">LaTeX, </text:span>XHTML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6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3907713315254302332" text:style-name="L6">
        <text:list-item>
          <text:p text:style-name="P48">On unix-like systems this folder will usually be something like</text:p>
          <text:p text:style-name="P49"><text:span text:style-name="Source_20_Text">home directory/.</text:span><text:span text:style-name="Source_20_Text"><text:span text:style-name="T15">config/libreoffce/4</text:span></text:span><text:span text:style-name="Source_20_Text">/user</text:span></text:p>
        </text:list-item>
        <text:list-item>
          <text:p text:style-name="P48">On Windows it will usually be something like</text:p>
          <text:p text:style-name="P48"><text:span text:style-name="Source_20_Text">C:\Documents and Settings\username\OpenOffice.org2\user</text:span></text:p>
          <text:p text:style-name="P48">or</text:p>
          <text:p text:style-name="P48"><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7671093368470733233" text:style-name="L7">
        <text:list-item>
          <text:p text:style-name="P50">A configuration file for Writer2LaTeX or Writer2xhtml, see section <text:reference-ref text:reference-format="chapter" text:ref-name="latex-config">4</text:reference-ref>.</text:p>
        </text:list-item>
        <text:list-item>
          <text:p text:style-name="P50">An XHTML template (Writer2xhtml only).</text:p>
        </text:list-item>
        <text:list-item>
          <text:p text:style-name="P50">An LO template.</text:p>
        </text:list-item>
        <text:list-item>
          <text:p text:style-name="P50">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4140962432081987595" text:style-name="L8">
        <text:list-item>
          <text:p text:style-name="P51">If you export to XHTML, the dialog will show an additional entry <text:span text:style-name="T5">Sample custom style</text:span> in the Style list.</text:p>
        </text:list-item>
        <text:list-item>
          <text:p text:style-name="P51">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985664583010927629" text:style-name="L9">
        <text:list-item>
          <text:p text:style-name="P52">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2">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8798403252277981795" text:style-name="L10">
        <text:list-item>
          <text:p text:style-name="P53">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3">Add this directory to your PATH environment variable (optional but recommended).</text:p>
        </text:list-item>
        <text:list-item>
          <text:p text:style-name="P53">Add execute permissions to <text:span text:style-name="Source_20_Text">w2l</text:span> as follows:</text:p>
          <text:p text:style-name="P6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text:soft-page-break/>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4354452521703812361" text:style-name="L11">
        <text:list-item>
          <text:p text:style-name="P54"><text:span text:style-name="Source_20_Text">ultraclean.xml</text:span> to produce a <text:span text:style-name="T1">clean</text:span> LaTeX file, ie. almost all the formatting is ignored.</text:p>
        </text:list-item>
        <text:list-item>
          <text:p text:style-name="P54"><text:span text:style-name="Source_20_Text">clean.xml</text:span> is a less radical version; preserves hyperlinks, color and some character formatting.</text:p>
        </text:list-item>
        <text:list-item>
          <text:p text:style-name="P54"><text:span text:style-name="Source_20_Text">pdfscreen.xml</text:span> to produce a LaTeX file which is optimized for screen viewing using the package <text:span text:style-name="Source_20_Text">pdfscreen.sty</text:span>.</text:p>
        </text:list-item>
        <text:list-item>
          <text:p text:style-name="P54"><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727883660848295107" text:style-name="L12">
              <text:list-item>
                <text:p text:style-name="P63"><text:span text:style-name="Source_20_Text">ignore_all</text:span> will instruct Writer2LaTeX to ignore <text:span text:style-name="T2">all</text:span> character, paragraph, heading, list and footnote formatting contained in the document.</text:p>
              </text:list-item>
              <text:list-item>
                <text:p text:style-name="P63"><text:span text:style-name="Source_20_Text">ignore_most</text:span> will preserve basic character formatting.</text:p>
              </text:list-item>
              <text:list-item>
                <text:p text:style-name="P63"><text:span text:style-name="Source_20_Text">convert_basic</text:span> (default) will preserve basic character formatting, paragraph justification and all numberings (lists, headings, footnotes).</text:p>
              </text:list-item>
              <text:list-item>
                <text:p text:style-name="P6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2"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2"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152201660355412569" text:style-name="L13">
        <text:list-item>
          <text:p text:style-name="P55"><text:span text:style-name="Source_20_Text">name</text:span> specifies the name of the Writer style.</text:p>
        </text:list-item>
        <text:list-item>
          <text:p text:style-name="P55"><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5"><text:span text:style-name="Source_20_Text">element</text:span> specifies the XHTML element to use when converting this style. This is not used for frame and list styles.</text:p>
        </text:list-item>
        <text:list-item>
          <text:p text:style-name="P55"><text:span text:style-name="Source_20_Text">css</text:span> specifies the CSS style class to use when converting this style. If it is not specified or the value is <text:span text:style-name="Source_20_Text">“(none)”</text:span>, no CSS class will be used.</text:p>
        </text:list-item>
        <text:list-item>
          <text:p text:style-name="P55"><text:span text:style-name="Source_20_Text">block-element</text:span> only has effect for paragraph and heading styles. For para<text:soft-page-break/>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5"><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6"><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572662619652614586" text:style-name="L14">
        <text:list-item>
          <text:p text:style-name="P57">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7"><text:span text:style-name="T18">E</text:span>lements with the id <text:span text:style-name="Source_20_Text">header</text:span> or <text:span text:style-name="Source_20_Text">footer</text:span> (optional) will be filled with a simple navigation panel using a first/previous/next/last scheme (for spreadsheet docu<text:soft-page-break/>ments, sheet names are used for navigation).</text:p>
        </text:list-item>
        <text:list-item>
          <text:p text:style-name="P57"><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text:soft-page-break/>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text:soft-page-break/>&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7333035579858348065" text:style-name="L15">
        <text:list-item>
          <text:p text:style-name="P58"><text:span text:style-name="T5">Identifier</text:span>: Each EPUB document must have a unique ID. Normally Writer2xhtml generates a Universal Unique ID (UUID) for this purpose, but you may override this with your own ID.</text:p>
          <text:p text:style-name="P58">To do this add a new property, enter <text:span text:style-name="T5">Identifier</text:span> (case is not important) as name and the ID as value.</text:p>
          <text:p text:style-name="P58">An identifier may follow a specific identification scheme, e.g. ISBN. To specify an identification scheme, append this to the name separated by a period, e.g. <text:span text:style-name="T5">Identifier.ISBN</text:span>.</text:p>
          <text:p text:style-name="P58">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8"><text:span text:style-name="T5">Creator</text:span>: A primary creator or author of the publication.</text:p>
          <text:p text:style-name="P58">Enter <text:span text:style-name="T5">Creator</text:span> as name and the creator's name as value.</text:p>
          <text:p text:style-name="P58">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8">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8">If no creator is defined, Writer2xhtml will export the default creator given in the document (this is usually taken from LO's user settings).</text:p>
        </text:list-item>
        <text:list-item>
          <text:p text:style-name="P58"><text:span text:style-name="T5">Contributor</text:span>: A party whose contribution to the publication is secondary to those named in creator elements. Otherwise it is handled like Creator, and the same rules apply.</text:p>
        </text:list-item>
        <text:list-item>
          <text:p text:style-name="P58"><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8">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8">You can give several dates, in this case add a number to the word date, e.g. <text:soft-page-break/><text:span text:style-name="T5">date1.creation</text:span>, <text:span text:style-name="T5">date2.modification</text:span>.</text:p>
          <text:p text:style-name="P58">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00313443792656" text:continue-numbering="true" text:style-name="L15">
        <text:list-item>
          <text:p text:style-name="P58"><text:span text:style-name="T5">Publisher</text:span>: The publisher of the document.</text:p>
        </text:list-item>
        <text:list-item>
          <text:p text:style-name="P58"><text:span text:style-name="T5">Type</text:span>: Terms describing general categories, functions, genres, or aggregation levels for content.</text:p>
        </text:list-item>
        <text:list-item>
          <text:p text:style-name="P58"><text:span text:style-name="T5">Format</text:span>: The media type or dimensions of the resource.</text:p>
        </text:list-item>
        <text:list-item>
          <text:p text:style-name="P58"><text:span text:style-name="T5">Source</text:span>: Information regarding a prior resource from which the publication was derived.</text:p>
        </text:list-item>
        <text:list-item>
          <text:p text:style-name="P58"><text:span text:style-name="T5">Relation</text:span>: An identifier of an auxiliary resource and its relationship to the publication.</text:p>
        </text:list-item>
        <text:list-item>
          <text:p text:style-name="P58"><text:span text:style-name="T5">Coverage</text:span>: The extent or scope of the publication’s content.</text:p>
        </text:list-item>
        <text:list-item>
          <text:p text:style-name="P58"><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ext:soft-page-break/>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text:soft-page-break/>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43625556947899117" text:style-name="L16">
        <text:list-item>
          <text:p text:style-name="P59">The method <text:span text:style-name="Source_20_Text">convertFormula</text:span> converts a StarMath string to a LaTeX string</text:p>
        </text:list-item>
        <text:list-item>
          <text:p text:style-name="P59">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5</text:page-number></text:p>
      </style:header>
      <style:header-left>
        <text:p text:style-name="Header">Page <text:page-number text:select-page="current">4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07T10:03:12.312720655</dc:date>
    <meta:print-date>2004-06-29T10:09:33</meta:print-date>
    <dc:language>en-US</dc:language>
    <meta:editing-cycles>378</meta:editing-cycles>
    <meta:editing-duration>P1DT18H24M44S</meta:editing-duration>
    <meta:document-statistic meta:table-count="23" meta:image-count="1" meta:object-count="0" meta:page-count="45" meta:paragraph-count="1052" meta:word-count="12205" meta:character-count="81035" meta:non-whitespace-character-count="69123"/>
    <meta:user-defined meta:name="Info 1"/>
    <meta:user-defined meta:name="Info 2"/>
    <meta:user-defined meta:name="Info 3"/>
    <meta:user-defined meta:name="Info 4"/>
  </office:meta>
</office:document-meta>
</file>